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19"><text:tab/>neg</text:p>
      <text:p text:style-name="P19"><text:tab/>add a,168</text:p>
      <text:p text:style-name="P19"><text:tab/>ld (frmy),a</text:p>
      <text:p text:style-name="P19"><text:tab/>ld b,3</text:p>
      <text:p text:style-name="P37">stretchwater</text:p>
      <text:p text:style-name="P37"><text:tab/>push bc</text:p>
      <text:p text:style-name="P19"><text:tab/>call frame</text:p>
      <text:p text:style-name="P19"><text:tab/>ld c,3</text:p>
      <text:p text:style-name="P19"><text:tab/>call normalwater</text:p>
      <text:p text:style-name="P19"><text:tab/>ld a,(frmx)</text:p>
      <text:p text:style-name="P19"><text:tab/>add a,8</text:p>
      <text:p text:style-name="P19"><text:tab/>ld (frmx),a</text:p>
      <text:p text:style-name="P19"><text:tab/>pop bc</text:p>
      <text:p text:style-name="P19"><text:tab/>djnz stretchwater<text:tab/></text:p>
      <text:p text:style-name="P19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19"><text:tab/>ld b,255</text:p>
      <text:p text:style-name="P36">allhearts</text:p>
      <text:p text:style-name="P36"><text:tab/>push bc</text:p>
      <text:p text:style-name="P36"><text:tab/>call updatehearts</text:p>
      <text:p text:style-name="P19"><text:tab/>pop bc</text:p>
      <text:p text:style-name="P19"><text:tab/>djnz allhearts</text:p>
      <text:p text:style-name="P1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39"><text:tab/>ld a,(addpatch+1)</text:p>
      <text:p text:style-name="P19"><text:tab/>xor &amp;86~&amp;96<text:tab/><text:tab/>;(add) xor (sub) </text:p>
      <text:p text:style-name="P19"><text:tab/>ld (addpatch+1),a</text:p>
      <text:p text:style-name="P3"/>
      <text:p text:style-name="P19"><text:tab/>xor a</text:p>
      <text:p text:style-name="P19"><text:tab/>ld (frmreverse),a</text:p>
      <text:p text:style-name="P19"><text:tab/>inc a</text:p>
      <text:p text:style-name="P19"><text:tab/>ld (frmplot),a</text:p>
      <text:p text:style-name="P19"><text:tab/>ld a,2</text:p>
      <text:p text:style-name="P19"><text:tab/>ld (frmattri),a</text:p>
      <text:p text:style-name="P3"/>
      <text:p text:style-name="P19"><text:tab/>ld ix,hearttable</text:p>
      <text:p text:style-name="P19"><text:tab/>ld b,32</text:p>
      <text:p text:style-name="P19"><text:tab/>xor a</text:p>
      <text:p text:style-name="P39">resetheartslp</text:p>
      <text:p text:style-name="P39"><text:tab/>push af</text:p>
      <text:p text:style-name="P19"><text:tab/>push bc</text:p>
      <text:p text:style-name="P19"/>
      <text:p text:style-name="P19"><text:tab/>ld (ix+0),a</text:p>
      <text:p text:style-name="P19"><text:tab/>call random</text:p>
      <text:p text:style-name="P19"><text:tab/>ld (ix+1),a</text:p>
      <text:p text:style-name="P19"><text:soft-page-break/><text:tab/>call printheart</text:p>
      <text:p text:style-name="P19"><text:tab/>inc ix</text:p>
      <text:p text:style-name="P19"><text:tab/>inc ix</text:p>
      <text:p text:style-name="P19"><text:tab/>pop bc</text:p>
      <text:p text:style-name="P19"><text:tab/>pop af</text:p>
      <text:p text:style-name="P19"><text:tab/>add a,8</text:p>
      <text:p text:style-name="P1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9"><text:tab/>ld b,32</text:p>
      <text:p text:style-name="P19"><text:tab/>ld ix,hearttable</text:p>
      <text:p text:style-name="P39">updateheartslp</text:p>
      <text:p text:style-name="P39"><text:tab/>push bc</text:p>
      <text:p text:style-name="P19"><text:tab/>call printheart</text:p>
      <text:p text:style-name="P19"><text:tab/>ld a,(ix+0)</text:p>
      <text:p text:style-name="P19"><text:tab/>add a,4</text:p>
      <text:p text:style-name="P19"><text:tab/>ld (ix+0),a</text:p>
      <text:p text:style-name="P19"><text:tab/>call printheart</text:p>
      <text:p text:style-name="P19"><text:tab/>pop bc</text:p>
      <text:p text:style-name="P19"><text:tab/>inc ix</text:p>
      <text:p text:style-name="P19"><text:tab/>inc ix</text:p>
      <text:p text:style-name="P19"><text:tab/>djnz updateheartslp</text:p>
      <text:p text:style-name="P19"><text:tab/>ret</text:p>
      <text:p text:style-name="P3"/>
      <text:p text:style-name="P19">printheart</text:p>
      <text:p text:style-name="P19"><text:tab/>;ix points to pos in table</text:p>
      <text:p text:style-name="P19"><text:tab/>;print single heart (if large)</text:p>
      <text:p text:style-name="P19"/>
      <text:p text:style-name="P19"><text:tab/>ld a,(ix+0)</text:p>
      <text:p text:style-name="P19"><text:tab/>rra</text:p>
      <text:p text:style-name="P19"><text:tab/>rra</text:p>
      <text:p text:style-name="P19"><text:tab/>rra</text:p>
      <text:p text:style-name="P19"><text:tab/>rra</text:p>
      <text:p text:style-name="P19"><text:tab/>rra</text:p>
      <text:p text:style-name="P19"><text:tab/>and 3</text:p>
      <text:p text:style-name="P19"><text:tab/>ret z</text:p>
      <text:p text:style-name="P19"><text:tab/>add a,28</text:p>
      <text:p text:style-name="P19"><text:tab/>ld (frmno),a</text:p>
      <text:p text:style-name="P19"/>
      <text:p text:style-name="P19"><text:tab/>ld a,(ix+1)<text:tab/>;;path 0-255</text:p>
      <text:p text:style-name="P39">addpatch</text:p>
      <text:p text:style-name="P39"><text:tab/>sub a,(ix+0)<text:tab/>;;count 0-255</text:p>
      <text:p text:style-name="P19"><text:tab/>and 127</text:p>
      <text:p text:style-name="P19"><text:tab/>push af</text:p>
      <text:p text:style-name="P19"><text:tab/>call getvalue</text:p>
      <text:p text:style-name="P19"><text:tab/>add a,62</text:p>
      <text:p text:style-name="P19"><text:tab/>ld (frmx),a</text:p>
      <text:p text:style-name="P19"><text:tab/>pop af</text:p>
      <text:p text:style-name="P19"><text:tab/>add a,32</text:p>
      <text:p text:style-name="P19"><text:tab/>and 127</text:p>
      <text:p text:style-name="P19"><text:tab/>call getvalue</text:p>
      <text:p text:style-name="P19"><text:tab/>ld c,a</text:p>
      <text:p text:style-name="P19"><text:tab/>add a,a</text:p>
      <text:p text:style-name="P19"><text:tab/>add a,c</text:p>
      <text:p text:style-name="P19"><text:tab/></text:p>
      <text:p text:style-name="P19"><text:tab/>add a,110</text:p>
      <text:p text:style-name="P19"><text:tab/>ld (frmy),a</text:p>
      <text:p text:style-name="P19"><text:tab/>push ix</text:p>
      <text:p text:style-name="P19"><text:tab/>call findfrmsize</text:p>
      <text:p text:style-name="P19"><text:tab/>call frame</text:p>
      <text:p text:style-name="P19"><text:tab/>pop ix</text:p>
      <text:p text:style-name="P19"><text:tab/>ret</text:p>
      <text:p text:style-name="P3"><text:tab/></text:p>
      <text:p text:style-name="P39">getvalue</text:p>
      <text:p text:style-name="P39"><text:tab/>call getsincos</text:p>
      <text:p text:style-name="P19"><text:tab/>ld b,0</text:p>
      <text:p text:style-name="P19"><text:tab/>bit 7,a</text:p>
      <text:p text:style-name="P19"><text:tab/>jr z,waspos</text:p>
      <text:p text:style-name="P19"><text:tab/>neg</text:p>
      <text:p text:style-name="P19"><text:tab/>ld b,1</text:p>
      <text:p text:style-name="P19">waspos</text:p>
      <text:p text:style-name="P19"><text:soft-page-break/><text:tab/>ld c,a</text:p>
      <text:p text:style-name="P19"><text:tab/>ld a,(ix+0)</text:p>
      <text:p text:style-name="P19"><text:tab/>push bc</text:p>
      <text:p text:style-name="P19"><text:tab/>call multiply<text:tab/><text:tab/>;max value 127*64</text:p>
      <text:p text:style-name="P19"><text:tab/>pop bc</text:p>
      <text:p text:style-name="P19"><text:tab/>ld a,h<text:tab/>;;a=-63 to +63</text:p>
      <text:p text:style-name="P19"><text:tab/>bit 0,b</text:p>
      <text:p text:style-name="P19"><text:tab/>ret z</text:p>
      <text:p text:style-name="P19"><text:tab/>neg</text:p>
      <text:p text:style-name="P19"><text:tab/>ret</text:p>
      <text:p text:style-name="P3"/>
      <text:p text:style-name="P39">getsincos</text:p>
      <text:p text:style-name="P39"><text:tab/><text:tab/>;entry a=0-127</text:p>
      <text:p text:style-name="P19"><text:tab/><text:tab/>;exit a=-64 to 64</text:p>
      <text:p text:style-name="P19"><text:tab/>srl a<text:tab/><text:tab/>;max=63</text:p>
      <text:p text:style-name="P19"><text:tab/>ld c,a</text:p>
      <text:p text:style-name="P19"><text:tab/>ld b,0</text:p>
      <text:p text:style-name="P19"><text:tab/>ld hl,sincostable</text:p>
      <text:p text:style-name="P19"><text:tab/>add hl,bc</text:p>
      <text:p text:style-name="P19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39">multiply</text:p>
      <text:p text:style-name="P39"><text:tab/>;;a=no to mult. c=multiplier <text:s text:c="3"/>hl=ans</text:p>
      <text:p text:style-name="P19"><text:tab/>ld e,a</text:p>
      <text:p text:style-name="P19"><text:tab/>ld b,8</text:p>
      <text:p text:style-name="P19"><text:tab/>ld hl,0</text:p>
      <text:p text:style-name="P19"><text:tab/>ld d,h</text:p>
      <text:p text:style-name="P39">multlp</text:p>
      <text:p text:style-name="P39"><text:tab/>srl c</text:p>
      <text:p text:style-name="P19"><text:tab/>jr nc,noadd</text:p>
      <text:p text:style-name="P19"><text:tab/>add hl,de</text:p>
      <text:p text:style-name="P39">noadd</text:p>
      <text:p text:style-name="P39"><text:tab/>sla e</text:p>
      <text:p text:style-name="P19"><text:tab/>rl d</text:p>
      <text:p text:style-name="P19"><text:tab/>djnz multlp</text:p>
      <text:p text:style-name="P19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69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2-02T00:52:07.453124200</dc:date>
    <meta:editing-duration>P1DT12H31M51S</meta:editing-duration>
    <meta:editing-cycles>11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